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c5039" officeooo:paragraph-rsid="001c5039"/>
    </style:style>
    <style:style style:name="P2" style:family="paragraph" style:parent-style-name="Standard">
      <style:text-properties fo:font-weight="bold" officeooo:rsid="001c5039" officeooo:paragraph-rsid="001c5039" style:font-weight-asian="bold" style:font-weight-complex="bold"/>
    </style:style>
    <style:style style:name="T1" style:family="text">
      <style:text-properties officeooo:rsid="0021d6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MCS Shear Zone Tasks</text:p>
      <text:p text:style-name="P1"/>
      <text:p text:style-name="P2">Software design</text:p>
      <text:p text:style-name="P1"/>
      <text:p text:style-name="P1">- set the model ShearZone into the structure of the BMCS Simulator</text:p>
      <text:p text:style-name="P1"/>
      <text:p text:style-name="P1">- separate the material model class and the class for cross sectional design from the simulator</text:p>
      <text:p text:style-name="P1"/>
      <text:p text:style-name="P1">- handle the state changes, <text:span text:style-name="T1">reactivate properties</text:span> (input_change, state_change)</text:p>
      <text:p text:style-name="P1"/>
      <text:p text:style-name="P2">Model infrastructure – evaluation of secondary state variables</text:p>
      <text:p text:style-name="P1"/>
      <text:p text:style-name="P1">- define evaluation of the dissipated energy along with the load – displacement curve</text:p>
      <text:p text:style-name="P1"/>
      <text:p text:style-name="P1">- use the energy dissipation to propose regularization criteria of the problem</text:p>
      <text:p text:style-name="P1"/>
      <text:p text:style-name="P1">- consistently distribute the global shear force along the ligameent including the <text:line-break/> continuum consideration in the uncracked part / mixed mode propagation criterion / the shear and decohesion at the crack tip / dowel effect</text:p>
      <text:p text:style-name="P1"/>
      <text:p text:style-name="P1">- test if the derivatives with respect to the primary unknowns (x_rot_z and theta) can be constructed for the residuum equations</text:p>
      <text:p text:style-name="P1"/>
      <text:p text:style-name="P1">- improve the stress shape functions – currently just midpoint integration within each segment – insufficient in the fracture propagation segment.</text:p>
      <text:p text:style-name="P1"/>
      <text:p text:style-name="P2">Crack propagation criterion</text:p>
      <text:p text:style-name="P2"/>
      <text:p text:style-name="P1">- improve the quality of the local stress representation at the crack tip</text:p>
      <text:p text:style-name="P1"/>
      <text:p text:style-name="P1">- integrate the mixed-mode propagation criteria – Bazant/Planas – Page 98</text:p>
      <text:p text:style-name="P1"/>
      <text:p text:style-name="P1">- search for further available analytically prefabricated criteria (Meschke, Dummsdorf ??)</text:p>
      <text:p text:style-name="P1"/>
      <text:p text:style-name="P2">Plotting</text:p>
      <text:p text:style-name="P1"/>
      <text:p text:style-name="P1">- cluster the plot methods for individual variables to show concise information in each diagram, e.g. Load / Displacement along the Fracture energy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tislav Chudoba</meta:initial-creator>
    <meta:creation-date>2020-02-19T12:57:59.190037370</meta:creation-date>
    <dc:date>2020-02-19T14:27:25.028729659</dc:date>
    <dc:creator>Rostislav Chudoba</dc:creator>
    <meta:editing-duration>PT1H18M5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210" meta:character-count="1416" meta:non-whitespace-character-count="1215"/>
  </office:meta>
</office:document-meta>
</file>